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edInterceptor.matches( HttpServletRequest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ppedInterceptor.matches( String lookupPath , PathMatcher pathMatch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tternAdapter.initPatterns( @ Nullable String [ ] patterns , @ Nullable PathPatternParser 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Adapter.getPatter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.MappedInterceptor( @ Nullable String [ ] includePatterns , @ Nullable String [ ] excludePatterns , HandlerInterceptor interceptor , @ Nullable PathPatter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edInterceptor.MappedInterceptor( @ Nullable String [ ] includePatterns , WebRequest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.afterCompletion( HttpServletRequest request , HttpServletResponse response , Object handler , @ Nullable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.ge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.MappedInterceptor( @ Nullable String [ ] includePatterns , @ Nullable String [ ] excludePatterns , WebRequest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Adapter.match( Object path , boolean isPathContainer , PathMatcher pathMat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pedInterceptor.setPathMatcher( PathMatcher path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Adapter.initPathPattern( String pattern , @ Nullable PathPatternParser par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edInterceptor.getPathPatter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edInterceptor.get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.postHandle( HttpServletRequest request , HttpServletResponse response , Object handler , @ Nullable ModelAndView modelAnd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.preHandle( HttpServletRequest request , HttpServletResponse response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.MappedInterceptor( @ Nullable String [ ] includePatterns , Handler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.MappedInterceptor( @ Nullable String [ ] includePatterns , @ Nullable String [ ] excludePatterns , Handler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Adapter.PatternAdapter( String pattern , @ Nullable PathPatter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